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Busra" svg:font-family="Busra" style:font-pitch="variable"/>
    <style:font-face style:name="Busra1" svg:font-family="Busra" style:font-family-generic="roman" style:font-pitch="variable"/>
    <style:font-face style:name="Busra2" svg:font-family="Busra" style:font-family-generic="system" style:font-pitch="variable"/>
    <style:font-face style:name="Busra:ss01" svg:font-family="Busra:ss01" style:font-adornments="Regular" style:font-pitch="variable"/>
    <style:font-face style:name="Busra:ss07" svg:font-family="Busra:ss07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style:font-name-complex="Busra2" style:language-complex="km" style:country-complex="KH"/>
    </style:style>
    <style:style style:name="P2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officeooo:paragraph-rsid="001783ec" style:font-name-complex="Busra2" style:language-complex="km" style:country-complex="KH"/>
    </style:style>
    <style:style style:name="P3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style:font-name-complex="Busra2"/>
    </style:style>
    <style:style style:name="P4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fo:language="km" fo:country="KH" style:font-name-complex="Busra2"/>
    </style:style>
    <style:style style:name="P5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6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:ss01" officeooo:paragraph-rsid="000f537d" style:font-name-complex="Busra2" style:language-complex="km" style:country-complex="KH"/>
    </style:style>
    <style:style style:name="P7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182d17"/>
    </style:style>
    <style:style style:name="P8" style:family="paragraph" style:parent-style-name="Standard">
      <style:paragraph-properties fo:margin-left="0in" fo:margin-right="0in" fo:line-height="115%" fo:text-indent="0in" style:auto-text-indent="false" style:writing-mode="lr-tb"/>
      <style:text-properties officeooo:paragraph-rsid="0018d6a2"/>
    </style:style>
    <style:style style:name="P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fo:language="km" fo:country="KH" style:font-name-complex="Busra2"/>
    </style:style>
    <style:style style:name="P10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fo:language="km" fo:country="KH" officeooo:rsid="00182d17" officeooo:paragraph-rsid="00182d17" style:font-name-complex="Busra2" style:language-complex="km" style:country-complex="KH"/>
    </style:style>
    <style:style style:name="P11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fo:language="km" fo:country="KH" officeooo:rsid="00182d17" officeooo:paragraph-rsid="0018d6a2" style:font-name-complex="Busra2" style:language-complex="km" style:country-complex="KH"/>
    </style:style>
    <style:style style:name="P12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officeooo:paragraph-rsid="00182d17" style:font-name-complex="Busra2" style:language-complex="km" style:country-complex="KH"/>
    </style:style>
    <style:style style:name="P13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style:font-name-complex="Busra2"/>
    </style:style>
    <style:style style:name="P14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1" fo:font-size="12pt" fo:language="km" fo:country="KH" officeooo:paragraph-rsid="0018d6a2" style:font-size-asian="12pt" style:font-name-complex="Busra2" style:font-size-complex="12pt"/>
    </style:style>
    <style:style style:name="P15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Busra" fo:font-size="12pt" officeooo:paragraph-rsid="00182d17" style:font-size-asian="12pt" style:font-name-complex="Busra" style:font-size-complex="12pt"/>
    </style:style>
    <style:style style:name="T1" style:family="text">
      <style:text-properties style:font-name="Busra1"/>
    </style:style>
    <style:style style:name="T2" style:family="text">
      <style:text-properties style:font-name="Busra1" style:font-name-complex="Busra2"/>
    </style:style>
    <style:style style:name="T3" style:family="text">
      <style:text-properties style:font-name="Busra1" style:font-name-complex="Busra2" style:language-complex="km" style:country-complex="KH"/>
    </style:style>
    <style:style style:name="T4" style:family="text">
      <style:text-properties style:font-name="Busra1" fo:language="km" fo:country="KH"/>
    </style:style>
    <style:style style:name="T5" style:family="text">
      <style:text-properties style:font-name="Busra1" fo:language="km" fo:country="KH" style:font-name-complex="Busra2"/>
    </style:style>
    <style:style style:name="T6" style:family="text">
      <style:text-properties style:font-name="Busra1" fo:language="km" fo:country="KH" fo:font-weight="bold" style:font-weight-asian="bold" style:font-name-complex="Busra2" style:font-weight-complex="bold"/>
    </style:style>
    <style:style style:name="T7" style:family="text">
      <style:text-properties style:font-name="Busra1" fo:language="km" fo:country="KH" fo:font-weight="bold" officeooo:rsid="00199aa0" style:font-weight-asian="bold" style:font-name-complex="Busra2" style:font-weight-complex="bold"/>
    </style:style>
    <style:style style:name="T8" style:family="text">
      <style:text-properties style:font-name="Busra1" fo:language="km" fo:country="KH" fo:font-weight="bold" style:font-weight-asian="bold" style:font-weight-complex="bold"/>
    </style:style>
    <style:style style:name="T9" style:family="text">
      <style:text-properties style:font-name="Busra1" fo:language="hi" fo:country="IN" style:font-name-complex="Busra2"/>
    </style:style>
    <style:style style:name="T10" style:family="text">
      <style:text-properties style:font-name="Busra1" fo:font-weight="bold" style:font-weight-asian="bold" style:font-name-complex="Busra2" style:font-weight-complex="bold"/>
    </style:style>
    <style:style style:name="T11" style:family="text">
      <style:text-properties style:font-name="Busra1" fo:font-weight="bold" style:font-weight-asian="bold" style:font-name-complex="Busra2" style:language-complex="km" style:country-complex="KH" style:font-weight-complex="bold"/>
    </style:style>
    <style:style style:name="T12" style:family="text">
      <style:text-properties style:font-name="Busra1" fo:font-weight="bold" style:font-weight-asian="bold" style:font-weight-complex="bold"/>
    </style:style>
    <style:style style:name="T13" style:family="text">
      <style:text-properties fo:language="km" fo:country="KH"/>
    </style:style>
    <style:style style:name="T14" style:family="text">
      <style:text-properties fo:language="km" fo:country="KH" style:language-complex="km" style:country-complex="KH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ss</text:span><text:span text:style-name="T12">01</text:span><text:span text:style-name="T1">: Variant forms:<text:tab/></text:span><text:span text:style-name="T4">ឱ ឳ ក៌ ក័</text:span></text:p>
      <text:p text:style-name="P4">17B1; <text:s text:c="2"/>17B3; <text:s text:c="2"/>1780 17CC; <text:s text:c="2"/>1780 17D0;</text:p>
      <text:p text:style-name="P3"/>
      <text:p text:style-name="P5"><text:span text:style-name="T10">ss02</text:span><text:span text:style-name="T2">: Hooked coengs:<text:tab/></text:span><text:span text:style-name="T5">ក្ឃ <text:s/>ក្ឈ <text:s/>ក្ឈៅ</text:span></text:p>
      <text:p text:style-name="P1">1780 17D2 1783; <text:s text:c="2"/>1780 17D2 1788; <text:s text:c="2"/>1780 17D2 1788 17C5</text:p>
      <text:p text:style-name="P3"/>
      <text:p text:style-name="P5"><text:span text:style-name="T10">ss03</text:span><text:span text:style-name="T2">: Alternate ka: <text:tab/></text:span><text:span text:style-name="T5">ក</text:span><text:span text:style-name="T9"> </text:span><text:span text:style-name="T5">កា កៅ</text:span></text:p>
      <text:p text:style-name="P3">1780; <text:s text:c="2"/>1780 17B6; <text:s text:c="2"/>1780 17C5</text:p>
      <text:p text:style-name="P4"><text:span text:style-name="T14"/></text:p>
      <text:p text:style-name="P5"><text:span text:style-name="T6">ss0</text:span><text:span text:style-name="T7">4 (was ss08)</text:span><text:span text:style-name="T5">: Alternate coeng-Nho: <text:s/>ក្ញ</text:span></text:p>
      <text:p text:style-name="P3"><text:span text:style-name="T13">1780 17D2 1789</text:span></text:p>
      <text:p text:style-name="P4"><text:span text:style-name="T5"/></text:p>
      <text:p text:style-name="P10">Obsolete:</text:p>
      <text:p text:style-name="P8"><text:span text:style-name="T6">ss05</text:span><text:span text:style-name="T5">: Hyphen after ka: <text:s/>កា កៅ <text:s/></text:span></text:p>
      <text:p text:style-name="P8"><text:span text:style-name="T6">ss06</text:span><text:span text:style-name="T5">: Space after ka: កា កៅ</text:span></text:p>
      <text:p text:style-name="P14"><text:span text:style-name="T6"/></text:p>
      <text:p text:style-name="P15"><text:span text:style-name="T15">ss07</text:span>: Alternate muusikatoan: <text:s/><text:span text:style-name="T13"><text:s/></text:span><text:span text:style-name="T14">ក៉ា <text:s/>ក៉ោ គ៉ា គ្ឃ៉ោ</text:span></text:p>
      <text:p text:style-name="P12">1780 17C9 17B6; 1780 17C9 17C4; 1782 17C9 17B6; 1782 17D2 1783 17C9 17C4</text:p>
      <text:p text:style-name="P7"><text:span text:style-name="T6">ss09</text:span><text:span text:style-name="T5">: Lower vowels following below coengs: <text:s text:c="2"/>ញុ <text:s/>ឫ្ <text:s text:c="2"/>កុ្ក</text:span></text:p>
      <text:p text:style-name="P10"><text:soft-page-break/>???</text:p>
      <text:p text:style-name="P10"/>
      <text:p text:style-name="P8"><text:span text:style-name="T6">ss18</text:span><text:span text:style-name="T5">: Alternate samyok sannya and nikahit before -i: <text:s/>ក័ះ <text:s text:c="2"/>ក៊ាំ</text:span></text:p>
      <text:p text:style-name="P8"><text:span text:style-name="T3">1780 17D0 17C7; <text:s/></text:span><text:span text:style-name="T5">1780 17CA 17B6 17C6</text:span></text:p>
      <text:p text:style-name="P11"/>
      <text:p text:style-name="P7"><text:span text:style-name="T11">ss19</text:span><text:span text:style-name="T3">: CS5 bug fix – muusikatoan downshift: <text:s/></text:span><text:span text:style-name="T5">ញា៉ <text:s/>ងា៉ <text:s/>មា៉</text:span></text:p>
      <text:p text:style-name="P12">1789 17B6 17C9; <text:s/>1784 17B6 17C9; <text:s/>1798 17B6 <text:s/>17C9;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Busra" svg:font-family="Busra" style:font-pitch="variable"/>
    <style:font-face style:name="Busra1" svg:font-family="Busra" style:font-family-generic="roman" style:font-pitch="variable"/>
    <style:font-face style:name="Busra2" svg:font-family="Busra" style:font-family-generic="system" style:font-pitch="variable"/>
    <style:font-face style:name="Busra:ss01" svg:font-family="Busra:ss01" style:font-adornments="Regular" style:font-pitch="variable"/>
    <style:font-face style:name="Busra:ss07" svg:font-family="Busra:ss07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haron Correll</meta:initial-creator>
    <meta:editing-cycles>16</meta:editing-cycles>
    <meta:creation-date>2024-12-05T19:06:00</meta:creation-date>
    <dc:date>2025-01-17T08:50:30.634000000</dc:date>
    <meta:editing-duration>PT2H1M3S</meta:editing-duration>
    <meta:generator>LibreOffice/7.3.4.2$Windows_X86_64 LibreOffice_project/728fec16bd5f605073805c3c9e7c4212a0120dc5</meta:generator>
    <meta:document-statistic meta:table-count="0" meta:image-count="0" meta:object-count="0" meta:page-count="2" meta:paragraph-count="19" meta:word-count="151" meta:character-count="692" meta:non-whitespace-character-count="543"/>
    <meta:user-defined meta:name="AppVersion">16.0000</meta:user-defined>
    <meta:template xlink:type="simple" xlink:actuate="onRequest" xlink:title="Normal.dotm" xlink:href=""/>
  </office:meta>
</office:document-meta>
</file>